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Standard" style:master-page-name="_5f_Title_5f_Page">
      <style:paragraph-properties fo:margin-top="5.08cm" fo:margin-bottom="0cm" loext:contextual-spacing="false" fo:text-align="center" style:justify-single-word="false" style:page-number="auto" fo:break-before="page"/>
    </style:style>
    <style:style style:name="P5" style:family="paragraph" style:parent-style-name="_5f_FrontMatter_5f_Heading_5f_1" style:master-page-name="_5f_Title_5f_Page">
      <style:paragraph-properties style:page-number="auto"/>
    </style:style>
    <style:style style:name="P6" style:family="paragraph" style:parent-style-name="Heading_20_1" style:master-page-name="Standard">
      <style:paragraph-properties style:page-number="1" fo:break-before="auto" fo:break-after="auto"/>
    </style:style>
    <style:style style:name="fr1" style:family="graphic" style:parent-style-name="Frame">
      <style:graphic-properties style:vertical-pos="bottom" style:vertical-rel="page-content" style:horizontal-pos="left" style:horizontal-rel="page-content"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7.62cm" style:rel-width="50%" draw:z-index="0">
        <draw:text-box fo:min-height="0.508cm">
          <text:p text:style-name="P1">Publisher: O'Reilly Media, Inc.</text:p>
          <text:p text:style-name="Standard">Pub Date: September 22, 2003</text:p>
          <text:p text:style-name="Standard">Print ISBN-13: 978-0-596-00420-0</text:p>
          <text:p text:style-name="Standard">Pages: 416</text:p>
          <text:p text:style-name="Standard"><text:a xlink:type="simple" xlink:href="http://my.safaribooksonline.com/0596004206?tocview=true" text:style-name="Internet_20_link" text:visited-style-name="Visited_20_Internet_20_Link">http://my.safaribooksonline.com/0596004206?tocview=true</text:a></text:p>
        </draw:text-box>
      </draw:frame>
      <text:p text:style-name="P4">A sample book structure outline, excerpted from:</text:p>
      <text:p text:style-name="Title">Learning XML, 2nd Edition</text:p>
      <text:p text:style-name="Subtitle">by Erik T. Ray</text:p>
      <text:h text:style-name="P5" text:outline-level="1">Copyright</text:h>
      <text:p text:style-name="Text_20_body">Lorem ipsum dolor sit amet, consectetur adipiscing eli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text:a xlink:type="simple" xlink:href="#Copyright|outline" text:style-name="Internet_20_link" text:visited-style-name="Internet_20_link">Copyright</text:a><text:tab/></text:p>
          <text:p text:style-name="P2"><text:a xlink:type="simple" xlink:href="#Foreword|outline" text:style-name="Internet_20_link" text:visited-style-name="Internet_20_link">Foreword</text:a><text:tab/>iv</text:p>
          <text:p text:style-name="P2"><text:a xlink:type="simple" xlink:href="#Preface|outline" text:style-name="Internet_20_link" text:visited-style-name="Internet_20_link">Preface</text:a><text:tab/>v</text:p>
          <text:p text:style-name="P2"><text:a xlink:type="simple" xlink:href="#1.Introduction|outline" text:style-name="Internet_20_link" text:visited-style-name="Internet_20_link">Chapter 1. Introduction</text:a><text:tab/>1</text:p>
          <text:p text:style-name="P3"><text:a xlink:type="simple" xlink:href="#1.1.What Is XML?|outline" text:style-name="Internet_20_link" text:visited-style-name="Internet_20_link">Section 1.1.What Is XML?</text:a><text:tab/>1</text:p>
          <text:p text:style-name="P3"><text:a xlink:type="simple" xlink:href="#1.2.Where Did XML Come From?|outline" text:style-name="Internet_20_link" text:visited-style-name="Internet_20_link">Section 1.2.Where Did XML Come From?</text:a><text:tab/>1</text:p>
          <text:p text:style-name="P3"><text:a xlink:type="simple" xlink:href="#1.3.What Can I Do with XML?|outline" text:style-name="Internet_20_link" text:visited-style-name="Internet_20_link">Section 1.3.What Can I Do with XML?</text:a><text:tab/>1</text:p>
          <text:p text:style-name="P3"><text:a xlink:type="simple" xlink:href="#1.4.How Do I Get Started?|outline" text:style-name="Internet_20_link" text:visited-style-name="Internet_20_link">Section 1.4.How Do I Get Started?</text:a><text:tab/>1</text:p>
          <text:p text:style-name="P2"><text:a xlink:type="simple" xlink:href="#2.Markup and Core Concepts|outline" text:style-name="Internet_20_link" text:visited-style-name="Internet_20_link">Chapter 2. Markup and Core Concepts</text:a><text:tab/>2</text:p>
          <text:p text:style-name="P3"><text:a xlink:type="simple" xlink:href="#2.1.Tags|outline" text:style-name="Internet_20_link" text:visited-style-name="Internet_20_link">Section 2.1.Tags</text:a><text:tab/>2</text:p>
          <text:p text:style-name="P3"><text:a xlink:type="simple" xlink:href="#2.2.Documents|outline" text:style-name="Internet_20_link" text:visited-style-name="Internet_20_link">Section 2.2.Documents</text:a><text:tab/>2</text:p>
          <text:p text:style-name="P3"><text:a xlink:type="simple" xlink:href="#2.3.The Document Prolog|outline" text:style-name="Internet_20_link" text:visited-style-name="Internet_20_link">Section 2.3.The Document Prolog</text:a><text:tab/>2</text:p>
          <text:p text:style-name="P3"><text:a xlink:type="simple" xlink:href="#2.4.Elements|outline" text:style-name="Internet_20_link" text:visited-style-name="Internet_20_link">Section 2.4.Elements</text:a><text:tab/>2</text:p>
          <text:p text:style-name="P3"><text:a xlink:type="simple" xlink:href="#2.5.Entities|outline" text:style-name="Internet_20_link" text:visited-style-name="Internet_20_link">Section 2.5.Entities</text:a><text:tab/>2</text:p>
          <text:p text:style-name="P3"><text:a xlink:type="simple" xlink:href="#2.6.Miscellaneous Markup|outline" text:style-name="Internet_20_link" text:visited-style-name="Internet_20_link">Section 2.6.Miscellaneous Markup</text:a><text:tab/>3</text:p>
          <text:p text:style-name="P2"><text:a xlink:type="simple" xlink:href="#10.Programming|outline" text:style-name="Internet_20_link" text:visited-style-name="Internet_20_link">Chapter 10. Programming</text:a><text:tab/>4</text:p>
          <text:p text:style-name="P3"><text:a xlink:type="simple" xlink:href="#10.1.Limitations|outline" text:style-name="Internet_20_link" text:visited-style-name="Internet_20_link">Section 10.1.Limitations</text:a><text:tab/>4</text:p>
          <text:p text:style-name="P3"><text:a xlink:type="simple" xlink:href="#10.2.Streams and Events|outline" text:style-name="Internet_20_link" text:visited-style-name="Internet_20_link">Section 10.2.Streams and Events</text:a><text:tab/>4</text:p>
          <text:p text:style-name="P3"><text:a xlink:type="simple" xlink:href="#10.3.Trees and Objects|outline" text:style-name="Internet_20_link" text:visited-style-name="Internet_20_link">Section 10.3.Trees and Objects</text:a><text:tab/>4</text:p>
          <text:p text:style-name="P3"><text:a xlink:type="simple" xlink:href="#10.4.Pull Parsing|outline" text:style-name="Internet_20_link" text:visited-style-name="Internet_20_link">Section 10.4.Pull Parsing</text:a><text:tab/>4</text:p>
          <text:p text:style-name="P3"><text:a xlink:type="simple" xlink:href="#10.5.Standard APIs|outline" text:style-name="Internet_20_link" text:visited-style-name="Internet_20_link">Section 10.5.Standard APIs</text:a><text:tab/>4</text:p>
          <text:p text:style-name="P3"><text:a xlink:type="simple" xlink:href="#10.6.Choosing a Parser|outline" text:style-name="Internet_20_link" text:visited-style-name="Internet_20_link">Section 10.6.Choosing a Parser</text:a><text:tab/>4</text:p>
          <text:p text:style-name="P3"><text:a xlink:type="simple" xlink:href="#10.7.PYX|outline" text:style-name="Internet_20_link" text:visited-style-name="Internet_20_link">Section 10.7.PYX</text:a><text:tab/>5</text:p>
          <text:p text:style-name="P3"><text:a xlink:type="simple" xlink:href="#10.8.SAX|outline" text:style-name="Internet_20_link" text:visited-style-name="Internet_20_link">Section 10.8.SAX</text:a><text:tab/>5</text:p>
          <text:p text:style-name="P3"><text:a xlink:type="simple" xlink:href="#10.9.DOM|outline" text:style-name="Internet_20_link" text:visited-style-name="Internet_20_link">Section 10.9.DOM</text:a><text:tab/>5</text:p>
          <text:p text:style-name="P3"><text:a xlink:type="simple" xlink:href="#10.10.Other Options|outline" text:style-name="Internet_20_link" text:visited-style-name="Internet_20_link">Section 10.10.Other Options</text:a><text:tab/>5</text:p>
          <text:p text:style-name="P2"><text:a xlink:type="simple" xlink:href="#1.Resources|outline" text:style-name="Internet_20_link" text:visited-style-name="Internet_20_link">Appendix A. Resources</text:a><text:tab/>6</text:p>
          <text:p text:style-name="P3"><text:a xlink:type="simple" xlink:href="#1.1.Online|outline" text:style-name="Internet_20_link" text:visited-style-name="Internet_20_link">Section A.1. Online</text:a><text:tab/>6</text:p>
          <text:p text:style-name="P3"><text:a xlink:type="simple" xlink:href="#1.2.Books|outline" text:style-name="Internet_20_link" text:visited-style-name="Internet_20_link">Section A.2. Books</text:a><text:tab/>6</text:p>
          <text:p text:style-name="P3"><text:a xlink:type="simple" xlink:href="#1.3.Standards Organizations|outline" text:style-name="Internet_20_link" text:visited-style-name="Internet_20_link">Section A.3. Standards Organizations</text:a><text:tab/>6</text:p>
          <text:p text:style-name="P3"><text:a xlink:type="simple" xlink:href="#1.4.Tools|outline" text:style-name="Internet_20_link" text:visited-style-name="Internet_20_link">Section A.4. Tools</text:a><text:tab/>6</text:p>
          <text:p text:style-name="P3"><text:a xlink:type="simple" xlink:href="#1.5.Miscellaneous|outline" text:style-name="Internet_20_link" text:visited-style-name="Internet_20_link">Section A.5. Miscellaneous</text:a><text:tab/>6</text:p>
          <text:p text:style-name="P2"><text:a xlink:type="simple" xlink:href="#2.A Taxonomy of Standards|outline" text:style-name="Internet_20_link" text:visited-style-name="Internet_20_link">Appendix B. A Taxonomy of Standards</text:a><text:tab/>7</text:p>
          <text:p text:style-name="P3"><text:a xlink:type="simple" xlink:href="#2.1.Markup and Structure|outline" text:style-name="Internet_20_link" text:visited-style-name="Internet_20_link">Section B.1. Markup and Structure</text:a><text:tab/>7</text:p>
          <text:p text:style-name="P3"><text:a xlink:type="simple" xlink:href="#2.2.Linking|outline" text:style-name="Internet_20_link" text:visited-style-name="Internet_20_link">Section B.2. Linking</text:a><text:tab/>7</text:p>
          <text:p text:style-name="P3"><text:a xlink:type="simple" xlink:href="#2.3.Addressing and Querying|outline" text:style-name="Internet_20_link" text:visited-style-name="Internet_20_link">Section B.3. Addressing and Querying</text:a><text:tab/>7</text:p>
          <text:p text:style-name="P3"><text:a xlink:type="simple" xlink:href="#2.4.Style and Transformation|outline" text:style-name="Internet_20_link" text:visited-style-name="Internet_20_link">Section B.4. Style and Transformation</text:a><text:tab/>7</text:p>
          <text:p text:style-name="P2"><text:a xlink:type="simple" xlink:href="#Glossary|outline" text:style-name="Internet_20_link" text:visited-style-name="Internet_20_link">Glossary</text:a><text:tab/>8</text:p>
          <text:p text:style-name="P2"><text:a xlink:type="simple" xlink:href="#Colophon|outline" text:style-name="Internet_20_link" text:visited-style-name="Internet_20_link">Colophon</text:a><text:tab/>9</text:p>
          <text:p text:style-name="P2"><text:a xlink:type="simple" xlink:href="#Index|outline" text:style-name="Internet_20_link" text:visited-style-name="Internet_20_link">Index</text:a><text:tab/>10</text:p>
        </text:index-body>
      </text:table-of-content>
      <text:p text:style-name="Text_20_body"/>
      <text:h text:style-name="_5f_FrontMatter_5f_Heading_5f_1" text:outline-level="1">Foreword</text:h>
      <text:p text:style-name="Standard">Mauris tempus dignissim pharetra. Nam elit libero, facilisis at facilisis eget, ultrices sed urna. Suspendisse tincidunt cursus sem ac auctor. Fusce et mi nunc, eget mattis tellus. Aliquam erat volutpat. Donec et leo non augue suscipit accumsan eu vel mauris. Maecenas elementum, erat ac mollis congue, lectus quam fringilla nisi, vitae vehicula elit augue ac turpis.</text:p>
      <text:h text:style-name="_5f_FrontMatter_5f_Heading_5f_1" text:outline-level="1">Preface</text:h>
      <text:p text:style-name="Standard">Duis sagittis nunc vitae mi consequat pharetra. Mauris lectus tortor, viverra eget varius condimentum, molestie id lorem. Ut id neque nisl, tristique pretium felis. Etiam in metus quis nisi adipiscing placerat. Duis placerat dui at nisi gravida et adipiscing risus varius. Cras mollis volutpat condimentum. In tristique dapibus est cursus congue. Phasellus nunc justo, euismod ut gravida eget, bibendum non justo. Mauris porttitor augue elit. Integer eget tellus rhoncus est ornare euismod. In nisi massa, vulputate ut vestibulum vel, tempus vitae erat. Sed sed interdum ante.</text:p>
      <text:h text:style-name="P6" text:outline-level="1">Introduction</text:h>
      <text:p text:style-name="Text_20_body">Donec tempus turpis eget nisi venenatis sed sodales nisl pharetra. Praesent non metus eu diam congue sagittis iaculis quis magna. Lorem ipsum dolor sit amet, consectetur adipiscing elit. Pellentesque pellentesque ornare leo sed consequat. Curabitur consectetur libero non urna commodo egestas. Nulla lacinia, dui ut aliquam volutpat, elit massa euismod quam, nec condimentum augue dolor ut mauris. Nullam sed lectus augue. Sed elit nulla, posuere at lacinia dignissim, tincidunt non tortor. Nam porta porta pulvinar. Curabitur vestibulum arcu dolor.</text:p>
      <text:p text:style-name="Text_20_body">See <text:bookmark-ref text:reference-format="number" text:ref-name="__RefHeading__32342927">Appendix A. </text:bookmark-ref>, <text:bookmark-ref text:reference-format="number-all-superior" text:ref-name="__RefHeading__36403311">Section A.2. </text:bookmark-ref>: <text:bookmark-ref text:reference-format="text" text:ref-name="__RefHeading__36403311">Books</text:bookmark-ref>, on page <text:bookmark-ref text:reference-format="page" text:ref-name="__RefHeading__36403311">6</text:bookmark-ref>.</text:p>
      <text:h text:style-name="Heading_20_2" text:outline-level="2">What Is XML?</text:h>
      <text:p text:style-name="Text_20_body">Proin eu ante dolor, non porttitor tellus. Pellentesque convallis eros non massa porta venenatis. Aliquam posuere mauris hendrerit felis tristique a consequat augue hendrerit. Maecenas eget nunc cursus felis aliquam iaculis. Suspendisse potenti.</text:p>
      <text:h text:style-name="Heading_20_2" text:outline-level="2">Where Did XML Come From?</text:h>
      <text:p text:style-name="Standard">Vivamus varius consequat pulvinar. Praesent porttitor, sem ac consectetur vestibulum, lacus ligula faucibus neque, in hendrerit orci dui sed tortor. Vestibulum vulputate nulla non leo vehicula fermentum. Maecenas dignissim lobortis ante, non iaculis metus sagittis ac. Nulla lorem orci, suscipit a blandit at, tincidunt a elit.</text:p>
      <text:h text:style-name="Heading_20_2" text:outline-level="2">What Can I Do with XML?</text:h>
      <text:p text:style-name="Standard">Praesent mattis, velit at tempor rhoncus, nulla elit convallis sapien, in ultrices erat sapien tincidunt arcu. Aliquam erat volutpat. Duis tristique dignissim pharetra. In interdum imperdiet eros id vehicula. Praesent et dolor velit. Duis et augue a lacus iaculis ultrices consequat euismod augue. Donec ligula elit, porta sed vehicula et, placerat sit amet nisl. Donec varius tortor sit amet nulla dictum sodales.</text:p>
      <text:h text:style-name="Heading_20_2" text:outline-level="2">How Do I Get Started?</text:h>
      <text:p text:style-name="Text_20_body">Maecenas non felis lacus. Proin tristique pretium justo ac aliquet. Suspendisse potenti. Nulla augue sapien, aliquam sit amet condimentum eget, sodales sed risus. Nam ut sollicitudin dui. Sed in est nibh, ut hendrerit eros. Duis luctus, augue bibendum blandit pellentesque, arcu eros viverra tellus, quis dignissim ipsum magna eget velit. Nullam vel lacus nisl. Sed pharetra sodales semper. Phasellus lacinia mauris eget tortor dapibus et aliquet justo dapibus. Nunc convallis tempus turpis in blandit. Nam tortor sem, dapibus vel elementum at, vulputate eget arcu.</text:p>
      <text:h text:style-name="Heading_20_1" text:outline-level="1">Markup and Core Concepts</text:h>
      <text:p text:style-name="Text_20_body">Sed sit amet lectus non dui adipiscing viverra. Quisque ut nibh ac nisi rhoncus aliquam. Quisque fermentum ante non metus vehicula rhoncus consectetur eros fermentum. Nam convallis, sem vitae porta auctor, felis lacus scelerisque eros, ac ultricies ante dolor sit amet felis. Nam imperdiet lorem vel libero venenatis et eleifend lorem pellentesque. Nulla in enim nunc.</text:p>
      <text:h text:style-name="Heading_20_2" text:outline-level="2">Tags</text:h>
      <text:p text:style-name="Text_20_body">Aliquam lacus nunc, elementum eu varius vitae, tristique nec purus. Ut tincidunt ligula nec arcu posuere vitae ornare massa tincidunt. Morbi ac justo eget nisi vulputate condimentum et vitae erat. Vivamus auctor interdum erat non pharetra. Morbi interdum, justo et consequat luctus, odio augue fringilla turpis, quis lobortis turpis enim non enim. Suspendisse ultricies augue eu mauris rhoncus porta fermentum libero tincidunt. Duis varius, odio a pulvinar ultrices, mauris eros blandit libero, sed ornare ante tellus ut felis. Maecenas mi risus, blandit hendrerit pretium nec, vulputate id dui. Duis a enim sit amet ligula accumsan volutpat. Donec purus urna, facilisis id luctus eget, aliquet vel leo.</text:p>
      <text:h text:style-name="Heading_20_2" text:outline-level="2">Documents</text:h>
      <text:p text:style-name="Text_20_body">Lorem ipsum dolor sit amet, consectetur adipiscing elit. Mauris tempus dignissim pharetra. Nam elit libero, facilisis at facilisis eget, ultrices sed urna. Suspendisse tincidunt cursus sem ac auctor. Fusce et mi nunc, eget mattis tellus. Aliquam erat volutpat.</text:p>
      <text:h text:style-name="Heading_20_2" text:outline-level="2">The Document Prolog</text:h>
      <text:p text:style-name="Standard">Donec et leo non augue suscipit accumsan eu vel mauris. Maecenas elementum, erat ac mollis congue, lectus quam fringilla nisi, vitae vehicula elit augue ac turpis. Duis sagittis nunc vitae mi consequat pharetra. Mauris lectus tortor, viverra eget varius condimentum, molestie id lorem. Ut id neque nisl, tristique pretium felis. Etiam in metus quis nisi adipiscing placerat.</text:p>
      <text:h text:style-name="Heading_20_2" text:outline-level="2">Elements</text:h>
      <text:p text:style-name="Standard">Duis placerat dui at nisi gravida et adipiscing risus varius. Cras mollis volutpat condimentum. In tristique dapibus est cursus congue. Phasellus nunc justo, euismod ut gravida eget, bibendum non justo. Mauris porttitor augue elit. Integer eget tellus rhoncus est ornare euismod. In nisi massa, vulputate ut vestibulum vel, tempus vitae erat. Sed sed interdum ante.</text:p>
      <text:h text:style-name="Heading_20_2" text:outline-level="2">Entities</text:h>
      <text:p text:style-name="Text_20_body">Donec tempus turpis eget nisi venenatis sed sodales nisl pharetra. Praesent non metus eu diam congue sagittis iaculis quis magna. Lorem ipsum dolor sit amet, consectetur adipiscing elit. Pellentesque pellentesque ornare leo sed consequat. Curabitur consectetur libero non urna commodo egestas. Nulla lacinia, dui ut aliquam volutpat, elit massa euismod quam, nec condimentum augue dolor ut mauris. Nullam sed lectus augue. Sed elit nulla, posuere at lacinia dignissim, tincidunt non tortor. Nam porta porta pulvinar. Curabitur vestibulum arcu dolor.</text:p>
      <text:h text:style-name="Heading_20_2" text:outline-level="2"><text:soft-page-break/>Miscellaneous Markup</text:h>
      <text:p text:style-name="Text_20_body">Proin eu ante dolor, non porttitor tellus. Pellentesque convallis eros non massa porta venenatis. Aliquam posuere mauris hendrerit felis tristique a consequat augue hendrerit. Maecenas eget nunc cursus felis aliquam iaculis. Suspendisse potenti.</text:p>
      <text:h text:style-name="Heading_20_1" text:outline-level="1" text:restart-numbering="true" text:start-value="10">Programming</text:h>
      <text:p text:style-name="Standard">Vivamus varius consequat pulvinar. Praesent porttitor, sem ac consectetur vestibulum, lacus ligula faucibus neque, in hendrerit orci dui sed tortor. Vestibulum vulputate nulla non leo vehicula fermentum. Maecenas dignissim lobortis ante, non iaculis metus sagittis ac. Nulla lorem orci, suscipit a blandit at, tincidunt a elit. Praesent mattis, velit at tempor rhoncus, nulla elit convallis sapien, in ultrices erat sapien tincidunt arcu. Aliquam erat volutpat. Duis tristique dignissim pharetra. In interdum imperdiet eros id vehicula.</text:p>
      <text:h text:style-name="Heading_20_2" text:outline-level="2">Limitations</text:h>
      <text:p text:style-name="Standard">Praesent et dolor velit. Duis et augue a lacus iaculis ultrices consequat euismod augue. Donec ligula elit, porta sed vehicula et, placerat sit amet nisl. Donec varius tortor sit amet nulla dictum sodales.</text:p>
      <text:h text:style-name="Heading_20_2" text:outline-level="2">Streams and Events</text:h>
      <text:p text:style-name="Text_20_body">Maecenas non felis lacus. Proin tristique pretium justo ac aliquet. Suspendisse potenti. Nulla augue sapien, aliquam sit amet condimentum eget, sodales sed risus. Nam ut sollicitudin dui. Sed in est nibh, ut hendrerit eros. Duis luctus, augue bibendum blandit pellentesque, arcu eros viverra tellus, quis dignissim ipsum magna eget velit. Nullam vel lacus nisl. Sed pharetra sodales semper. Phasellus lacinia mauris eget tortor dapibus et aliquet justo dapibus. Nunc convallis tempus turpis in blandit. Nam tortor sem, dapibus vel elementum at, vulputate eget arcu.</text:p>
      <text:h text:style-name="Heading_20_2" text:outline-level="2">Trees and Objects</text:h>
      <text:p text:style-name="Text_20_body">Sed sit amet lectus non dui adipiscing viverra. Quisque ut nibh ac nisi rhoncus aliquam. Quisque fermentum ante non metus vehicula rhoncus consectetur eros fermentum. Nam convallis, sem vitae porta auctor, felis lacus scelerisque eros, ac ultricies ante dolor sit amet felis. Nam imperdiet lorem vel libero venenatis et eleifend lorem pellentesque. Nulla in enim nunc. Aliquam lacus nunc, elementum eu varius vitae, tristique nec purus.</text:p>
      <text:h text:style-name="Heading_20_2" text:outline-level="2">Pull Parsing</text:h>
      <text:p text:style-name="Text_20_body">Ut tincidunt ligula nec arcu posuere vitae ornare massa tincidunt. Morbi ac justo eget nisi vulputate condimentum et vitae erat. Vivamus auctor interdum erat non pharetra. Morbi interdum, justo et consequat luctus, odio augue fringilla turpis, quis lobortis turpis enim non enim. Suspendisse ultricies augue eu mauris rhoncus porta fermentum libero tincidunt.</text:p>
      <text:h text:style-name="Heading_20_2" text:outline-level="2">Standard APIs</text:h>
      <text:p text:style-name="Text_20_body">Duis varius, odio a pulvinar ultrices, mauris eros blandit libero, sed ornare ante tellus ut felis. Maecenas mi risus, blandit hendrerit pretium nec, vulputate id dui. Duis a enim sit amet ligula accumsan volutpat. Donec purus urna, facilisis id luctus eget, aliquet vel leo.</text:p>
      <text:h text:style-name="Heading_20_2" text:outline-level="2">Choosing a Parser</text:h>
      <text:p text:style-name="Text_20_body">Lorem ipsum dolor sit amet, consectetur adipiscing elit. Mauris tempus dignissim pharetra. Nam elit <text:soft-page-break/>libero, facilisis at facilisis eget, ultrices sed urna. Suspendisse tincidunt cursus sem ac auctor. Fusce et mi nunc, eget mattis tellus. Aliquam erat volutpat.</text:p>
      <text:h text:style-name="Heading_20_2" text:outline-level="2">PYX</text:h>
      <text:p text:style-name="Standard">Donec et leo non augue suscipit accumsan eu vel mauris. Maecenas elementum, erat ac mollis congue, lectus quam fringilla nisi, vitae vehicula elit augue ac turpis. Duis sagittis nunc vitae mi consequat pharetra. Mauris lectus tortor, viverra eget varius condimentum, molestie id lorem.</text:p>
      <text:h text:style-name="Heading_20_2" text:outline-level="2">SAX</text:h>
      <text:p text:style-name="Standard">Ut id neque nisl, tristique pretium felis. Etiam in metus quis nisi adipiscing placerat. Duis placerat dui at nisi gravida et adipiscing risus varius. Cras mollis volutpat condimentum. In tristique dapibus est cursus congue. Phasellus nunc justo, euismod ut gravida eget, bibendum non justo. Mauris porttitor augue elit. Integer eget tellus rhoncus est ornare euismod. In nisi massa, vulputate ut vestibulum vel, tempus vitae erat. Sed sed interdum ante.</text:p>
      <text:h text:style-name="Heading_20_2" text:outline-level="2">DOM</text:h>
      <text:p text:style-name="Text_20_body">Donec tempus turpis eget nisi venenatis sed sodales nisl pharetra. Praesent non metus eu diam congue sagittis iaculis quis magna. Lorem ipsum dolor sit amet, consectetur adipiscing elit. Pellentesque pellentesque ornare leo sed consequat. Curabitur consectetur libero non urna commodo egestas. Nulla lacinia, dui ut aliquam volutpat, elit massa euismod quam, nec condimentum augue dolor ut mauris. Nullam sed lectus augue. Sed elit nulla, posuere at lacinia dignissim, tincidunt non tortor. Nam porta porta pulvinar. Curabitur vestibulum arcu dolor.</text:p>
      <text:h text:style-name="Heading_20_2" text:outline-level="2">Other Options</text:h>
      <text:p text:style-name="Text_20_body">Proin eu ante dolor, non porttitor tellus. Pellentesque convallis eros non massa porta venenatis. Aliquam posuere mauris hendrerit felis tristique a consequat augue hendrerit. Maecenas eget nunc cursus felis aliquam iaculis. Suspendisse potenti.</text:p>
      <text:list xml:id="list519769428" text:style-name="_5f_Appendix_5f_Numbering">
        <text:list-item>
          <text:h text:style-name="_5f_Appendix_5f_Heading_5f_1" text:outline-level="1"><text:bookmark-start text:name="__RefHeading__32342927"/>Resources<text:bookmark-end text:name="__RefHeading__32342927"/></text:h>
          <text:list>
            <text:list-item>
              <text:h text:style-name="_5f_Appendix_5f_Heading_5f_2" text:outline-level="2">Online</text:h>
            </text:list-item>
          </text:list>
        </text:list-item>
      </text:list>
      <text:p text:style-name="_5f_Appendix_5f_PP_5f_1">Vivamus varius consequat pulvinar. Praesent porttitor, sem ac consectetur vestibulum, lacus ligula faucibus neque, in hendrerit orci dui sed tortor. Vestibulum vulputate nulla non leo vehicula fermentum. Maecenas dignissim lobortis ante, non iaculis metus sagittis ac.</text:p>
      <text:list xml:id="list121251521146034" text:continue-numbering="true" text:style-name="_5f_Appendix_5f_Numbering">
        <text:list-item>
          <text:list>
            <text:list-item>
              <text:h text:style-name="_5f_Appendix_5f_Heading_5f_2" text:outline-level="2"><text:bookmark-start text:name="__RefHeading__36403311"/>Books<text:bookmark-end text:name="__RefHeading__36403311"/></text:h>
            </text:list-item>
          </text:list>
        </text:list-item>
      </text:list>
      <text:p text:style-name="_5f_Appendix_5f_PP_5f_1">Nulla lorem orci, suscipit a blandit at, tincidunt a elit. Praesent mattis, velit at tempor rhoncus, nulla elit convallis sapien, in ultrices erat sapien tincidunt arcu. Aliquam erat volutpat.</text:p>
      <text:list xml:id="list121251628155846" text:continue-numbering="true" text:style-name="_5f_Appendix_5f_Numbering">
        <text:list-item>
          <text:list>
            <text:list-item>
              <text:h text:style-name="_5f_Appendix_5f_Heading_5f_2" text:outline-level="2">Standards Organizations</text:h>
            </text:list-item>
          </text:list>
        </text:list-item>
      </text:list>
      <text:p text:style-name="_5f_Appendix_5f_PP_5f_1">Duis tristique dignissim pharetra. In interdum imperdiet eros id vehicula. Praesent et dolor velit. Duis et augue a lacus iaculis ultrices consequat euismod augue. Donec ligula elit, porta sed vehicula et, placerat sit amet nisl. Donec varius tortor sit amet nulla dictum sodales.</text:p>
      <text:list xml:id="list121249606987009" text:continue-numbering="true" text:style-name="_5f_Appendix_5f_Numbering">
        <text:list-item>
          <text:list>
            <text:list-item>
              <text:h text:style-name="_5f_Appendix_5f_Heading_5f_2" text:outline-level="2">Tools</text:h>
            </text:list-item>
          </text:list>
        </text:list-item>
      </text:list>
      <text:p text:style-name="_5f_Appendix_5f_PP_5f_1">Lorem ipsum dolor sit amet, consectetur adipiscing elit. Mauris tempus dignissim pharetra. Nam elit libero, facilisis at facilisis eget, ultrices sed urna. Suspendisse tincidunt cursus sem ac auctor. Fusce et mi nunc, eget mattis tellus. Aliquam erat volutpat.</text:p>
      <text:list xml:id="list121250852162035" text:continue-numbering="true" text:style-name="_5f_Appendix_5f_Numbering">
        <text:list-item>
          <text:list>
            <text:list-item>
              <text:h text:style-name="_5f_Appendix_5f_Heading_5f_2" text:outline-level="2">Miscellaneous</text:h>
            </text:list-item>
          </text:list>
        </text:list-item>
      </text:list>
      <text:p text:style-name="_5f_Appendix_5f_PP_5f_1">Donec et leo non augue suscipit accumsan eu vel mauris. Maecenas elementum, erat ac mollis congue, lectus quam fringilla nisi, vitae vehicula elit augue ac turpis. Duis sagittis nunc vitae mi consequat pharetra. Mauris lectus tortor, viverra eget varius condimentum, molestie id lorem.</text:p>
      <text:list xml:id="list121251644727428" text:continue-numbering="true" text:style-name="_5f_Appendix_5f_Numbering">
        <text:list-item>
          <text:h text:style-name="_5f_Appendix_5f_Heading_5f_1" text:outline-level="1">A Taxonomy of Standards</text:h>
        </text:list-item>
      </text:list>
      <text:p text:style-name="Text_20_body">Ut id neque nisl, tristique pretium felis. Etiam in metus quis nisi adipiscing placerat. Duis placerat dui at nisi gravida et adipiscing risus varius. Cras mollis volutpat condimentum. In tristique dapibus est cursus congue. Phasellus nunc justo, euismod ut gravida eget, bibendum non justo. Mauris porttitor augue elit. Integer eget tellus rhoncus est ornare euismod. In nisi massa, vulputate ut vestibulum vel, tempus vitae erat. Sed sed interdum ante.</text:p>
      <text:list xml:id="list121250624659786" text:continue-numbering="true" text:style-name="_5f_Appendix_5f_Numbering">
        <text:list-item>
          <text:list>
            <text:list-item>
              <text:h text:style-name="_5f_Appendix_5f_Heading_5f_2" text:outline-level="2">Markup and Structure</text:h>
            </text:list-item>
          </text:list>
        </text:list-item>
      </text:list>
      <text:p text:style-name="_5f_Appendix_5f_PP_5f_1">Donec tempus turpis eget nisi venenatis sed sodales nisl pharetra. Praesent non metus eu diam congue sagittis iaculis quis magna. Lorem ipsum dolor sit amet, consectetur adipiscing elit. Pellentesque pellentesque ornare leo sed consequat.</text:p>
      <text:list xml:id="list121251385081441" text:continue-numbering="true" text:style-name="_5f_Appendix_5f_Numbering">
        <text:list-item>
          <text:list>
            <text:list-item>
              <text:h text:style-name="_5f_Appendix_5f_Heading_5f_2" text:outline-level="2">Linking</text:h>
            </text:list-item>
          </text:list>
        </text:list-item>
      </text:list>
      <text:p text:style-name="_5f_Appendix_5f_PP_5f_1">Curabitur consectetur libero non urna commodo egestas. Nulla lacinia, dui ut aliquam volutpat, elit massa euismod quam, nec condimentum augue dolor ut mauris. Nullam sed lectus augue. Sed elit nulla, posuere at lacinia dignissim, tincidunt non tortor. Nam porta porta pulvinar. Curabitur vestibulum arcu dolor.</text:p>
      <text:list xml:id="list121249983108403" text:continue-numbering="true" text:style-name="_5f_Appendix_5f_Numbering">
        <text:list-item>
          <text:list>
            <text:list-item>
              <text:h text:style-name="_5f_Appendix_5f_Heading_5f_2" text:outline-level="2">Addressing and Querying</text:h>
            </text:list-item>
          </text:list>
        </text:list-item>
      </text:list>
      <text:p text:style-name="_5f_Appendix_5f_PP_5f_1">Proin eu ante dolor, non porttitor tellus. Pellentesque convallis eros non massa porta venenatis. Aliquam posuere mauris hendrerit felis tristique a consequat augue hendrerit. Maecenas eget nunc cursus felis aliquam iaculis. Suspendisse potenti.</text:p>
      <text:list xml:id="list121250426344086" text:continue-numbering="true" text:style-name="_5f_Appendix_5f_Numbering">
        <text:list-item>
          <text:list>
            <text:list-item>
              <text:h text:style-name="_5f_Appendix_5f_Heading_5f_2" text:outline-level="2">Style and Transformation</text:h>
            </text:list-item>
          </text:list>
        </text:list-item>
      </text:list>
      <text:p text:style-name="_5f_Appendix_5f_PP_5f_1">Vivamus varius consequat pulvinar. Praesent porttitor, sem ac consectetur vestibulum, lacus ligula faucibus neque, in hendrerit orci dui sed tortor. Vestibulum vulputate nulla non leo vehicula fermentum. Maecenas dignissim lobortis ante, non iaculis metus sagittis ac. Nulla lorem orci, suscipit a blandit at, tincidunt a elit.</text:p>
      <text:h text:style-name="_5f_EndMatter_5f_Heading_5f_1" text:outline-level="1">Glossary</text:h>
      <text:p text:style-name="Text_20_body">Praesent mattis, velit at tempor rhoncus, nulla elit convallis sapien, in ultrices erat sapien tincidunt arcu. Aliquam erat volutpat. Duis tristique dignissim pharetra. In interdum imperdiet eros id vehicula. Praesent et dolor velit. Duis et augue a lacus iaculis ultrices consequat euismod augue. Donec ligula elit, porta sed vehicula et, placerat sit amet nisl. Donec varius tortor sit amet nulla dictum sodales.</text:p>
      <text:h text:style-name="_5f_EndMatter_5f_Heading_5f_1" text:outline-level="1">Colophon</text:h>
      <text:p text:style-name="Text_20_body">Maecenas non felis lacus. Proin tristique pretium justo ac aliquet. Suspendisse potenti. Nulla augue sapien, aliquam sit amet condimentum eget, sodales sed risus. Nam ut sollicitudin dui. Sed in est nibh, ut hendrerit eros. Duis luctus, augue bibendum blandit pellentesque, arcu eros viverra tellus, quis dignissim ipsum magna eget velit. Nullam vel lacus nisl. Sed pharetra sodales semper. Phasellus lacinia mauris eget tortor dapibus et aliquet justo dapibus. Nunc convallis tempus turpis in blandit. Nam tortor sem, dapibus vel elementum at, vulputate eget arcu.</text:p>
      <text:h text:style-name="_5f_EndMatter_5f_Heading_5f_1" text:outline-level="1">Index</text:h>
      <text:p text:style-name="Text_20_body">Sed sit amet lectus non dui adipiscing viver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Appendix_5f_Heading_5f_1" style:display-name="_Appendix_Heading_1" style:family="paragraph" style:parent-style-name="Heading" style:next-style-name="Text_20_body" style:default-outline-level="1" style:list-style-name="_5f_Appendix_5f_Numbering" style:master-page-name="Standard">
      <style:paragraph-properties style:page-number="auto"/>
      <style:text-properties fo:color="#0047ff" fo:font-size="15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_5f_FrontMatter_5f_Heading_5f_1" style:display-name="_FrontMatter_Heading_1" style:family="paragraph" style:parent-style-name="Heading" style:next-style-name="Text_20_body" style:default-outline-level="1" style:list-style-name="" style:master-page-name="First_20_Page">
      <style:paragraph-properties style:page-number="auto"/>
    </style:style>
    <style:style style:name="Heading_20_1" style:display-name="Heading 1" style:family="paragraph" style:parent-style-name="Heading" style:next-style-name="Text_20_body" style:default-outline-level="1" style:class="text" style:master-page-name="Standard">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_5f_Appendix_5f_Heading_5f_2" style:display-name="_Appendix_Heading_2" style:family="paragraph" style:parent-style-name="Heading" style:next-style-name="Text_20_body" style:default-outline-level="2" style:list-style-name="_5f_Appendix_5f_Numbering" style:class="text"/>
    <style:style style:name="_5f_EndMatter_5f_Heading_5f_1" style:display-name="_EndMatter_Heading_1" style:family="paragraph" style:parent-style-name="_5f_FrontMatter_5f_Heading_5f_1" style:next-style-name="Text_20_body" style:master-page-name="Standard">
      <style:paragraph-properties style:page-number="auto"/>
    </style:style>
    <style:style style:name="Contents_20_Heading" style:display-name="Contents Heading" style:family="paragraph" style:parent-style-name="Heading" style:class="index" style:master-page-name="First_20_Pag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_5f_Appendix_5f_PP_5f_1" style:display-name="_Appendix_PP_1" style:family="paragraph" style:parent-style-name="Text_20_body">
      <style:paragraph-properties fo:margin-left="0.635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hapter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prefix="Section "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_5f_Appendix_5f_Numbering" style:display-name="_Appendix_Numbering">
      <text:list-level-style-number text:level="1" text:style-name="Numbering_20_Symbols" style:num-prefix="Appendix " style:num-suffix=". " style:num-format="A">
        <style:list-level-properties text:list-level-position-and-space-mode="label-alignment">
          <style:list-level-label-alignment text:label-followed-by="nothing" fo:text-indent="-1.27cm" fo:margin-left="1.27cm"/>
        </style:list-level-properties>
      </text:list-level-style-number>
      <text:list-level-style-number text:level="2" style:num-prefix="Section " style:num-suffix=". " style:num-format="1" text:display-levels="2">
        <style:list-level-properties text:list-level-position-and-space-mode="label-alignment">
          <style:list-level-label-alignment text:label-followed-by="nothing" fo:text-indent="-1.27cm" fo:margin-left="1.905cm"/>
        </style:list-level-properties>
      </text:list-level-style-number>
      <text:list-level-style-number text:level="3" style:num-suffix="." style:num-format="1">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1">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1">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1">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and-name" text:outline-level="1">Index</text:chapter><text:tab/><text:tab/><text:page-number text:select-page="current">10</text:page-number></text:p>
      </style:footer>
    </style:master-page>
    <style:master-page style:name="First_20_Page" style:display-name="First Page" style:page-layout-name="Mpm2" style:next-style-name="Standard">
      <style:footer>
        <text:p text:style-name="Footer"><text:tab/><text:page-number text:select-page="current">v</text:page-number></text:p>
      </style:footer>
    </style:master-page>
    <style:master-page style:name="_5f_Title_5f_Page" style:display-name="_Title_Page"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Smith</meta:initial-creator>
    <meta:creation-date>2009-07-11T14:17:24</meta:creation-date>
    <dc:date>2018-02-28T12:12:49.377330313</dc:date>
    <meta:editing-duration>PT3H6M37S</meta:editing-duration>
    <meta:editing-cycles>12</meta:editing-cycles>
    <meta:generator>LibreOffice/5.3.2.2$Linux_X86_64 LibreOffice_project/6cd4f1ef626f15116896b1d8e1398b56da0d0ee1</meta:generator>
    <meta:document-statistic meta:table-count="0" meta:image-count="0" meta:object-count="0" meta:page-count="16" meta:paragraph-count="131" meta:word-count="2426" meta:character-count="16287" meta:non-whitespace-character-count="14009"/>
  </office:meta>
</office:document-meta>
</file>